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Calibri1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Calibri1"/>
    </style:style>
    <style:style style:name="P4" style:family="paragraph" style:parent-style-name="Code_20_-_20_sortie" style:list-style-name="L1"/>
    <style:style style:name="P5" style:family="paragraph" style:parent-style-name="Code" style:list-style-name="L1"/>
    <style:style style:name="P6" style:family="paragraph" style:parent-style-name="Code" style:list-style-name="L1">
      <style:text-properties style:font-name="Calibri1"/>
    </style:style>
    <style:style style:name="T1" style:family="text">
      <style:text-properties style:font-name="Calibri1"/>
    </style:style>
    <style:style style:name="T2" style:family="text">
      <style:text-properties fo:color="#009900"/>
    </style:style>
    <style:style style:name="T3" style:family="text">
      <style:text-properties fo:color="#009900" style:font-name="Consolas1"/>
    </style:style>
    <style:style style:name="T4" style:family="text">
      <style:text-properties style:use-window-font-color="true" style:font-name="Consolas1"/>
    </style:style>
    <style:style style:name="T5" style:family="text">
      <style:text-properties style:font-name="Consolas1"/>
    </style:style>
    <style:style style:name="T6" style:family="text">
      <style:text-properties style:font-name="Consolas1" fo:background-color="#eeeee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itle>Changer la résolution d'écran de la console sous Debian 8.5</text:title></text:h>
      <text:p text:style-name="P2">Basé sur : <text:a xlink:type="simple" xlink:href="http://askubuntu.com/questions/18444/how-do-i-increase-console-mode-resolution" text:style-name="Internet_20_link" text:visited-style-name="Visited_20_Internet_20_Link">http://askubuntu.com/questions/18444/how-do-i-increase-console-mode-resolution</text:a></text:p>
      <text:list xml:id="list2163317866659704351" text:style-name="L1">
        <text:list-header>
          <text:p text:style-name="P3"/>
        </text:list-header>
        <text:list-item>
          <text:p text:style-name="P3">Se connecter en root.</text:p>
          <text:p text:style-name="P3"/>
        </text:list-item>
        <text:list-item>
          <text:p text:style-name="P1"><text:span text:style-name="T1">Éditer le fichier </text:span><text:span text:style-name="T6">/etc/default/grub</text:span><text:span text:style-name="T1"> :</text:span></text:p>
          <text:p text:style-name="P6">nano /etc/default/grub</text:p>
        </text:list-item>
        <text:list-item>
          <text:p text:style-name="P1"><text:span text:style-name="T1">Trouver la ligne </text:span><text:span text:style-name="T6">GRUB_GFX_MODE= ...</text:span><text:span text:style-name="T1"> et remplacer la résolution inscrite par la résolution voulue. Puis ajouter une ligne pour une nouvelle variable appelée </text:span><text:span text:style-name="T6">GRUB_GFXPAYLOAD</text:span><text:span text:style-name="T1"> avec la même résolution. Le résultat devrait ressembler à ça :</text:span></text:p>
          <text:p text:style-name="P4"><text:span text:style-name="Source_20_Text"><text:span text:style-name="T5">GRUB_GFXMODE=</text:span></text:span><text:span text:style-name="Source_20_Text"><text:span text:style-name="T3">1440x900x32</text:span></text:span></text:p>
          <text:p text:style-name="P5"><text:span text:style-name="Source_20_Text"><text:span text:style-name="T5">GRUB_GFXPAYLOAD=1440x900x32</text:span></text:span></text:p>
        </text:list-item>
        <text:list-item>
          <text:p text:style-name="P3">Sauvegarder et quitter.</text:p>
          <text:p text:style-name="P3"/>
        </text:list-item>
        <text:list-item>
          <text:p text:style-name="P1"><text:span text:style-name="T1">Éditer le fichier </text:span><text:span text:style-name="T6">/etc/grub.d/00_header</text:span><text:span text:style-name="T1"> :</text:span></text:p>
          <text:p text:style-name="P6">nano /etc/grub.d/00_header</text:p>
        </text:list-item>
        <text:list-item>
          <text:p text:style-name="P1"><text:span text:style-name="T1">Trouver la ligne </text:span><text:span text:style-name="Source_20_Text"><text:span text:style-name="T6">if [ "x${GRUB_GFXMODE}" = "x" ] ; then GRUB_GFXMODE=...</text:span></text:span><text:span text:style-name="T1"> et comme fait précédemment, remplacer la résolution par la résolution désirée, puis ajouter une ligne similaire pour la variable </text:span><text:span text:style-name="T6">GRUB_GFXPAYLOAD</text:span><text:span text:style-name="T1"> :</text:span></text:p>
          <text:p text:style-name="P4"><text:span text:style-name="Source_20_Text">if [ "x${GRUB_GFXMODE}" = "x" ] ; then GRUB_GFXMODE=</text:span><text:span text:style-name="Source_20_Text"><text:span text:style-name="T2">1440x900x32</text:span></text:span><text:span text:style-name="Source_20_Text"> ; fi</text:span></text:p>
          <text:p text:style-name="P5"><text:span text:style-name="Source_20_Text">if [ "x${GRUB_GFXPAYLOAD}" = "x" ] ; then GRUB_GFXPAYLOAD=1440x900x32 ; fi</text:span></text:p>
          <text:p text:style-name="P3"/>
        </text:list-item>
        <text:list-item>
          <text:p text:style-name="P1"><text:span text:style-name="T1">Trouver la ligne </text:span><text:span text:style-name="Source_20_Text"><text:span text:style-name="T4">set gfxmode=${GRUB_GFXMODE}</text:span></text:span><text:span text:style-name="T1"> et en rajouter une similaire pour </text:span><text:span text:style-name="T6">GRUB_GFXPAYLOAD</text:span><text:span text:style-name="T1"> :</text:span></text:p>
          <text:p text:style-name="P4"><text:span text:style-name="Source_20_Text">set gfxmode=${GRUB_GFXMODE}</text:span></text:p>
          <text:p text:style-name="P5"><text:span text:style-name="Source_20_Text">set gfxpayload=${GRUB_GFXPAYLOAD}</text:span></text:p>
        </text:list-item>
        <text:list-item>
          <text:p text:style-name="P3">Sauvegarder et quitter.</text:p>
          <text:p text:style-name="P3"/>
        </text:list-item>
        <text:list-item>
          <text:p text:style-name="P1"><text:span text:style-name="T1">Rafraîchir </text:span><text:span text:style-name="T6">grub</text:span><text:span text:style-name="T1"> :</text:span></text:p>
          <text:p text:style-name="P6">update-grub2</text:p>
        </text:list-item>
        <text:list-item>
          <text:p text:style-name="P3">Redémarrer la machine :</text:p>
          <text:p text:style-name="P6">rebo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Calibri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small-caps" style:font-name="Calibri"/>
    </style:style>
    <style:style style:name="Footer" style:family="paragraph" style:parent-style-name="Standard" style:class="extra">
      <style:paragraph-properties fo:padding-left="0cm" fo:padding-right="0cm" fo:padding-top="0.101cm" fo:padding-bottom="0cm" fo:border-left="none" fo:border-right="none" fo:border-top="0.002cm solid #000000" fo:border-bottom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small-caps" style:font-name="Calibri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Standard" style:master-page-name="">
      <style:paragraph-properties fo:margin-left="0.4cm" fo:margin-right="0cm" fo:margin-top="0.049cm" fo:margin-bottom="0.049cm" fo:line-height="100%" fo:text-indent="-0.4cm" style:auto-text-indent="true" style:page-number="auto" fo:background-color="#eeeeee" style:shadow="none">
        <style:tab-stops/>
        <style:background-image/>
      </style:paragraph-properties>
      <style:text-properties fo:color="#009900" style:font-name="Consolas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de_20_-_20_sortie" style:display-name="Code - sortie" style:family="paragraph" style:parent-style-name="Code">
      <style:text-properties fo:color="#33333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initial-creator>Joey Quintela</text:initial-creator><text:tab/><text:title>Changer la résolution d'écran de la console sous Debian 8.5</text:title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Quintela</meta:initial-creator>
    <meta:creation-date>2017-01-24T15:41:13.88</meta:creation-date>
    <meta:editing-cycles>102</meta:editing-cycles>
    <meta:editing-duration>PT8H16M39S</meta:editing-duration>
    <dc:title>Changer la résolution d'écran de la console sous Debian 8.5</dc:title>
    <dc:date>2017-01-27T08:55:21.75</dc:date>
    <dc:creator>Joey Quintela</dc:creator>
    <meta:generator>OpenOffice/4.1.2$Win32 OpenOffice.org_project/412m3$Build-9782</meta:generator>
    <meta:document-statistic meta:table-count="0" meta:image-count="0" meta:object-count="0" meta:page-count="1" meta:paragraph-count="23" meta:word-count="180" meta:character-count="1304"/>
  </office:meta>
</office:document-meta>
</file>